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5-02-24 15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5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4464" calcext:value-type="float">
            <text:p>0.6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5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5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4464" calcext:value-type="float">
            <text:p>0.6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5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436" calcext:value-type="float">
            <text:p>0.5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5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5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5384" calcext:value-type="float">
            <text:p>0.4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5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6136" calcext:value-type="float">
            <text:p>0.3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5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2128" calcext:value-type="float">
            <text:p>0.2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5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3128" calcext:value-type="float">
            <text:p>0.6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5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5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5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5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5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5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5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5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5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5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5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5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5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5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5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5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5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5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5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5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5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5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5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5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5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5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5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5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5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5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5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5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5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5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5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5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5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5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5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5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5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5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5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5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4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4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4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4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4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4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4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4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4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4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4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4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4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4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4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4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4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4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4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4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4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4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4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4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4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4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4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4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4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4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4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4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4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4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4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4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4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4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4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4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4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4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4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4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4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4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4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4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4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4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4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4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4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4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4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4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4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4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4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4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4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4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4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4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4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4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4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4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4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4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4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4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4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4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4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4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4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4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4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4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4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4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4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4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4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4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4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4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4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4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4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4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4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4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4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4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4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4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4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4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4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4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4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4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4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4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4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4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4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4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4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4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4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4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4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4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4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4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4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4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4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4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4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4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4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4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4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4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4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4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4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4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4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4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4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4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4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4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4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4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4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4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4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4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4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4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4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4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4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4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4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4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4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4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4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4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4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4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4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4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4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4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4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4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4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4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4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4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4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4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4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4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4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4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4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4-07-03 15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4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4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4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4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4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4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4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4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4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4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4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4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4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4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4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4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4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4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4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4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4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4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4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4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4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4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4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4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4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4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4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4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4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4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4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4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4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4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4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4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4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4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4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4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4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4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4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4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4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4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4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4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4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4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4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4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4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4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4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4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4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4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4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4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4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4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4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4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4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4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4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4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4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4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4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4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4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4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4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4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4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4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4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4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4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4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4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4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4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4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4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4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4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4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4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4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4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4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4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4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4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4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4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4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4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4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4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4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4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4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4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4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4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4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4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4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4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4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4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4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4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4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4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4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4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4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4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4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4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4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4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4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4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4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4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4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4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4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4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4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4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4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4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4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4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4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4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4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4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4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4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4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4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4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4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4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4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4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4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4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4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4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4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4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4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4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4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4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4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4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4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4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4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4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4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4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4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3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3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3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3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3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3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3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3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3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3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3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3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3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3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3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3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3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3-12-13 16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3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3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3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3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3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3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3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3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3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3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3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3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3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3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3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3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3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3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3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3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3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3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3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3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3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3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3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3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3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3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3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3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3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3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3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3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3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3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3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3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3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3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3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3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3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3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3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3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3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3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3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3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3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3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3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3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3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3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3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3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3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3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3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3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3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3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3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3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3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3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3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3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3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3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3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3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3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3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3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3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3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3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3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3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3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3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3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3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3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3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3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3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3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3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3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3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3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3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3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3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3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3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3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3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3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3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3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3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3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3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3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3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3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3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3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3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3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3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3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3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3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3-08-09 15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3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3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3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3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3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3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3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3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3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3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3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3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3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3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3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3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3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3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3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3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3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3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3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3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3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3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3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3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3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3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3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3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3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3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3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3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3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3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3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3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3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3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3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3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3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3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3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3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3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3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3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3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3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3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3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3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3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3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3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3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3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3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3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3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3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3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3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3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3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3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3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3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3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3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3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3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3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3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3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3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3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3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3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3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3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3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3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3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3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3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3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3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3-05-05 15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3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3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3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3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3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3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3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3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3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3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3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3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3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3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3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3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3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3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3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3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3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3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3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3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3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3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3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3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3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3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3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3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3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3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3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3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3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3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3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3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3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3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3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3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3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3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3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3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3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3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3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3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3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3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3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3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3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3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3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3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3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3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3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3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3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3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3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3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3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3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3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3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3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3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3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3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3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3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3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3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3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3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3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3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3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3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3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3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3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3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3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3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3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3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3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3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3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3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3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3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3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3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3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3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3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3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3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3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3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3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3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3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3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3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3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3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3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3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3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3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2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2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2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2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2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2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2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2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2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2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2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2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2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2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2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2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2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2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2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2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2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2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2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2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2-12-06 15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2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2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2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2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2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2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2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2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2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2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2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2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2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2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2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2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2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2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2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2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2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2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2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2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2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2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2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2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2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2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2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2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2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2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2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2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2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2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2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2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2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2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2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2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2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2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2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2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2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2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2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2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2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2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2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2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2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2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2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2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2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2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2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2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2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2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2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2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2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2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2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2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2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2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2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2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2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2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2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2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2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2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2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2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2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2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2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2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2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2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2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2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2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2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2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2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2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2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2-08-25 16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2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2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2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2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2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2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2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2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2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2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2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2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2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2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2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2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2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2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2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2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2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2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2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2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2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2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2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2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2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2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2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2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2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2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2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2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2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2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2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2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2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2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2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2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2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2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2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2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2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2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2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2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2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2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2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2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2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2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2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2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2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2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2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2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2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2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2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2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2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2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2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2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2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2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2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2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2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2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2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2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2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2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2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2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2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2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2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2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2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2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2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2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2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2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2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2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2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2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2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2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2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2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2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2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2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2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2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2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2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2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2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2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2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2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2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2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2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2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2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2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2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2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2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2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2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4568" calcext:value-type="float">
            <text:p>0.7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2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2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2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58" calcext:value-type="float">
            <text:p>0.6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2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2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2-04-12 17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2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2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2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2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2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2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2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2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2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2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2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2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2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2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2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2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2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2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2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2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2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2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2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2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2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2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2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2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2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2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2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2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2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2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2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2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2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2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2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2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2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2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2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2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2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2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2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2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2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2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2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2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2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2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2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2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2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2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2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2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2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2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2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2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2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2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2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2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2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2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2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2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2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2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2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2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2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2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2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2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2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2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2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2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2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2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2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2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2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2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2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2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2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2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2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2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2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2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1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1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1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1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1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1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1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1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1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1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1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1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1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1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1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1-12-15 15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1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1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1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1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1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1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1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1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1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1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1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1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1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1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1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1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1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1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1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1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1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1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1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1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1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1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1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1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1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1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1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1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1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1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1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1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1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1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1-11-05 15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1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1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1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1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1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1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1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1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1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1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1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1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1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1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1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1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1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1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1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1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1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1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1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1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1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1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1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1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1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1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1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1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1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1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1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1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1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1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1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1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1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1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1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1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1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1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1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1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1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1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1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1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1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1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1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1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1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1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1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1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1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1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1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1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1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1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1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1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1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1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1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1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1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1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1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1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1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1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1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1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1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1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1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1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1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1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1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1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1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1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1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1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1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1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1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1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1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1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1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1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1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1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1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1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1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1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1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1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1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1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1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1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1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1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1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1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1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1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1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1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1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1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1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1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1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1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1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1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1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1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1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1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1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1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1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1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1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1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1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1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1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1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1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1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1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1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1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1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1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1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1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1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1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1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1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1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1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1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1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1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1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1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1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1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1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1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1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1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1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1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1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1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1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1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1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1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1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1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1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1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1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1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1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1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1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1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1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1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1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1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1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1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1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1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1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1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1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1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1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1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1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1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1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1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1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1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1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1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1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1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1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1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1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1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1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1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1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1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1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3232" calcext:value-type="float">
            <text:p>0.7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1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8848" calcext:value-type="float">
            <text:p>0.6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1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2752" calcext:value-type="float">
            <text:p>0.6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1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8368" calcext:value-type="float">
            <text:p>0.6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1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8744" calcext:value-type="float">
            <text:p>0.6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1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1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9496" calcext:value-type="float">
            <text:p>0.5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1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4256" calcext:value-type="float">
            <text:p>0.5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1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9496" calcext:value-type="float">
            <text:p>0.5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1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1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1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7784" calcext:value-type="float">
            <text:p>0.5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1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1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1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1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1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1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1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1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1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2648" calcext:value-type="float">
            <text:p>0.6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1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388" calcext:value-type="float">
            <text:p>0.5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1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5112" calcext:value-type="float">
            <text:p>0.5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1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1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1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1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1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1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1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1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1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1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1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1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1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1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1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1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1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1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1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1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1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1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1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1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1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1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1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1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1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1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1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1-01-26 16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1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1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1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1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1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1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1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1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1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1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1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1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1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1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1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1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1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1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1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1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1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1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1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1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1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0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0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0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0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0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0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0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0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0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0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0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0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0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0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0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0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0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0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0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0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0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0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0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0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0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0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0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0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0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0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0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0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0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0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0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0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0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0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0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0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0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0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0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0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0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0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0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0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0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0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0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0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0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0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0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0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0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0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0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0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0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0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0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0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0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0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0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0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0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0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0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0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0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0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0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0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0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0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0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0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0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0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0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0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0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0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0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0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0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0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0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0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0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0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0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0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0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0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0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0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0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0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0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0-09-15 16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0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0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0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0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0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0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0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0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0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0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0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0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0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0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0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0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0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0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0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0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0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0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0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0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0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0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0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0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0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0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0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0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0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0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0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0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0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0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0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0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0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0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0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0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0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0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0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0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0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0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0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0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0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0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0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0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0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0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0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0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0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0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0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0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0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0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0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0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0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0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0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0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0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0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0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0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0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0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0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0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0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0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0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0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0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0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0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0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0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0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0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0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0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0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0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0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0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0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0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0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0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0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0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0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0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0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0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0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0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0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0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2752" calcext:value-type="float">
            <text:p>0.6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0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1792" calcext:value-type="float">
            <text:p>0.6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0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4736" calcext:value-type="float">
            <text:p>0.5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0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244" calcext:value-type="float">
            <text:p>0.4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0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6552" calcext:value-type="float">
            <text:p>0.6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0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0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0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0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0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0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0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0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0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0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0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0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0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0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0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0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0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0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0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0-04-27 16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1896" calcext:value-type="float">
            <text:p>0.6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0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0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0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0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0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0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0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0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0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0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0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0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0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0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0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0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0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0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0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0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0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0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0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0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0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7992" calcext:value-type="float">
            <text:p>0.6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0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3984" calcext:value-type="float">
            <text:p>0.6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9496" calcext:value-type="float">
            <text:p>0.5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0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1208" calcext:value-type="float">
            <text:p>0.5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0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8536" calcext:value-type="float">
            <text:p>0.4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0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0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1416" calcext:value-type="float">
            <text:p>0.6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0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5696" calcext:value-type="float">
            <text:p>0.6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0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5216" calcext:value-type="float">
            <text:p>0.5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0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34" calcext:value-type="float">
            <text:p>0.5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0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9872" calcext:value-type="float">
            <text:p>0.4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0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0248" calcext:value-type="float">
            <text:p>0.4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0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0624" calcext:value-type="float">
            <text:p>0.4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0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0896" calcext:value-type="float">
            <text:p>0.3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0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624" calcext:value-type="float">
            <text:p>0.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0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5592" calcext:value-type="float">
            <text:p>0.5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0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6448" calcext:value-type="float">
            <text:p>0.5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0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1584" calcext:value-type="float">
            <text:p>0.4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0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1584" calcext:value-type="float">
            <text:p>0.4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0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0456" calcext:value-type="float">
            <text:p>0.6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0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2272" calcext:value-type="float">
            <text:p>0.6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0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0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0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0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0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0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0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0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8472" calcext:value-type="float">
            <text:p>0.7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0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0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0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0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0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0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0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0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0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0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0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0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0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0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0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0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0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8368" calcext:value-type="float">
            <text:p>0.6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0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1416" calcext:value-type="float">
            <text:p>0.6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0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3984" calcext:value-type="float">
            <text:p>0.6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0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0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0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0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0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0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0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0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0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0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0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0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0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0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0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0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0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0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0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0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0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0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0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0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0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712" calcext:value-type="float">
            <text:p>0.7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0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0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0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1416" calcext:value-type="float">
            <text:p>0.6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0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2648" calcext:value-type="float">
            <text:p>0.6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0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6928" calcext:value-type="float">
            <text:p>0.5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0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9976" calcext:value-type="float">
            <text:p>0.5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0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0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0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0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0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0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0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0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0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0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20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9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9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9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9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9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9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9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9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9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9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9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9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9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9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9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9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9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9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9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9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9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9-12-09 15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9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9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9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9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9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9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9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9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9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9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9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9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9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9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9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9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9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9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9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9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9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9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9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9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9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9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9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9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9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9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9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9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9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9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9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9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9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9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9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9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9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9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9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9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9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9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9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9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9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9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9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9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9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9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9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9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9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9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9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9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9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9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9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9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9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9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9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9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9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9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9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9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9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9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9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9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9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9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9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9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9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9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9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9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9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9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9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9-09-09 13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9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9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9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9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9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9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9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9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9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9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9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9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9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9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9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9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9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9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9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9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9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9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9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9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9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9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9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9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9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9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9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9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9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9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9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9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9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9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9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9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9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9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9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9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9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9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9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9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9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9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9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9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9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9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9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9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9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9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9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9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9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9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9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9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9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9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9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9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9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9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4568" calcext:value-type="float">
            <text:p>0.7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9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4464" calcext:value-type="float">
            <text:p>0.6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9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9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1584" calcext:value-type="float">
            <text:p>0.4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9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7576" calcext:value-type="float">
            <text:p>0.4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9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0832" calcext:value-type="float">
            <text:p>0.5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9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9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9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9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9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9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9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9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9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9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9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9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9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9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9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9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9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9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9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9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9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9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9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9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9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9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9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9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9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9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9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9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9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9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9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9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9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9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4568" calcext:value-type="float">
            <text:p>0.7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9-05-14 14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4568" calcext:value-type="float">
            <text:p>0.7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9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9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1792" calcext:value-type="float">
            <text:p>0.6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9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436" calcext:value-type="float">
            <text:p>0.5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9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5216" calcext:value-type="float">
            <text:p>0.5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9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292" calcext:value-type="float">
            <text:p>0.5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9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2816" calcext:value-type="float">
            <text:p>0.4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9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624" calcext:value-type="float">
            <text:p>0.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9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0896" calcext:value-type="float">
            <text:p>0.3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9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288" calcext:value-type="float">
            <text:p>0.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9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4592" calcext:value-type="float">
            <text:p>0.1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9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3088" calcext:value-type="float">
            <text:p>0.3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9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1312" calcext:value-type="float">
            <text:p>0.5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9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34" calcext:value-type="float">
            <text:p>0.5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9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5488" calcext:value-type="float">
            <text:p>0.4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9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8912" calcext:value-type="float">
            <text:p>0.4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9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6992" calcext:value-type="float">
            <text:p>0.3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9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9936" calcext:value-type="float">
            <text:p>0.2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9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5072" calcext:value-type="float">
            <text:p>0.1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9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8432" calcext:value-type="float">
            <text:p>0.4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9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6616" calcext:value-type="float">
            <text:p>0.3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9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956" calcext:value-type="float">
            <text:p>0.2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9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2024" calcext:value-type="float">
            <text:p>0.1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9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4968" calcext:value-type="float">
            <text:p>0.1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9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4048" calcext:value-type="float">
            <text:p>0.3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9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712" calcext:value-type="float">
            <text:p>0.7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9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712" calcext:value-type="float">
            <text:p>0.7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9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9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8472" calcext:value-type="float">
            <text:p>0.7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9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8472" calcext:value-type="float">
            <text:p>0.7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9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9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9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9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9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9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5048" calcext:value-type="float">
            <text:p>0.7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9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9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9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9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9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9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7992" calcext:value-type="float">
            <text:p>0.6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9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9704" calcext:value-type="float">
            <text:p>0.6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1896" calcext:value-type="float">
            <text:p>0.6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9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9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9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9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9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9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9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9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9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9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9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4568" calcext:value-type="float">
            <text:p>0.7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9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9328" calcext:value-type="float">
            <text:p>0.7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9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7992" calcext:value-type="float">
            <text:p>0.6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9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5696" calcext:value-type="float">
            <text:p>0.6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9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3504" calcext:value-type="float">
            <text:p>0.6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9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9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3024" calcext:value-type="float">
            <text:p>0.5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9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8368" calcext:value-type="float">
            <text:p>0.6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9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2752" calcext:value-type="float">
            <text:p>0.6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9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9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2272" calcext:value-type="float">
            <text:p>0.6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9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1896" calcext:value-type="float">
            <text:p>0.6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9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4568" calcext:value-type="float">
            <text:p>0.7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9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9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9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9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2272" calcext:value-type="float">
            <text:p>0.6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9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9976" calcext:value-type="float">
            <text:p>0.5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9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1688" calcext:value-type="float">
            <text:p>0.5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9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5968" calcext:value-type="float">
            <text:p>0.5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8536" calcext:value-type="float">
            <text:p>0.4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9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148" calcext:value-type="float">
            <text:p>0.4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9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576" calcext:value-type="float">
            <text:p>0.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9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1376" calcext:value-type="float">
            <text:p>0.3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9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1648" calcext:value-type="float">
            <text:p>0.2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9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4696" calcext:value-type="float">
            <text:p>0.2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9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9936" calcext:value-type="float">
            <text:p>0.2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9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5072" calcext:value-type="float">
            <text:p>0.1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9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2608" calcext:value-type="float">
            <text:p>0.2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9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7408" calcext:value-type="float">
            <text:p>0.5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9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1312" calcext:value-type="float">
            <text:p>0.5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9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5008" calcext:value-type="float">
            <text:p>0.4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9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148" calcext:value-type="float">
            <text:p>0.4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9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7472" calcext:value-type="float">
            <text:p>0.3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9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0312" calcext:value-type="float">
            <text:p>0.2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9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764" calcext:value-type="float">
            <text:p>0.1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9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8392" calcext:value-type="float">
            <text:p>0.0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9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1752" calcext:value-type="float">
            <text:p>0.3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9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0728" calcext:value-type="float">
            <text:p>0.4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9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0728" calcext:value-type="float">
            <text:p>0.4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9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8912" calcext:value-type="float">
            <text:p>0.4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9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9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9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9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9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9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9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9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9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9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7032" calcext:value-type="float">
            <text:p>0.6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9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0936" calcext:value-type="float">
            <text:p>0.6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9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3024" calcext:value-type="float">
            <text:p>0.5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9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5592" calcext:value-type="float">
            <text:p>0.5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9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3296" calcext:value-type="float">
            <text:p>0.4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9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1208" calcext:value-type="float">
            <text:p>0.5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9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3504" calcext:value-type="float">
            <text:p>0.6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9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6552" calcext:value-type="float">
            <text:p>0.6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9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2168" calcext:value-type="float">
            <text:p>0.5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9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9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9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9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9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9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9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9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9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9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9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9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9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6176" calcext:value-type="float">
            <text:p>0.6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9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3128" calcext:value-type="float">
            <text:p>0.6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9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8744" calcext:value-type="float">
            <text:p>0.6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9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58" calcext:value-type="float">
            <text:p>0.6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9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9328" calcext:value-type="float">
            <text:p>0.7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9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1896" calcext:value-type="float">
            <text:p>0.6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9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8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8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8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8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8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8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8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8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8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8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8-12-20 19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8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9328" calcext:value-type="float">
            <text:p>0.7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8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8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532" calcext:value-type="float">
            <text:p>0.6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8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8744" calcext:value-type="float">
            <text:p>0.6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8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8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8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8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8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8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8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8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8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8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8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8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8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8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8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8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8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8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8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8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8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8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8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8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8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8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8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8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8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8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8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8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8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8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8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8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8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8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8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8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8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8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8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8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8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8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8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8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8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8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8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8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8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8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8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8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8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8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8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8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8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8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8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8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8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8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8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8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8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8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8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8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8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8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8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8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8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8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8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8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8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8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8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8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8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8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8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8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8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8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8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8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8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8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8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8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8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8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8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8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8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8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8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8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8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8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8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8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8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8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8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8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8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8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8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8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8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8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8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8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8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8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8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8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8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8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8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8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8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8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8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8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8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8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8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8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8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8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8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8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8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8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8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8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8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8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8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8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8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8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8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8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8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8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8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8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8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8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8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8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8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8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8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8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8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8-06-27 18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436" calcext:value-type="float">
            <text:p>0.5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8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8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8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8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8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8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8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8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8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8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8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8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8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8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8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8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8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8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8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8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8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8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8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8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8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8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8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8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8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8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8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8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8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8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8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8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8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8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8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8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8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8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8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8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8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8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8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8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8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8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8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8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8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8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8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8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8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8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8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8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8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8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8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8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8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8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8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8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8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8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8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8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8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8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8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8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8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8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4568" calcext:value-type="float">
            <text:p>0.7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8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2752" calcext:value-type="float">
            <text:p>0.6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8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8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7304" calcext:value-type="float">
            <text:p>0.5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8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5968" calcext:value-type="float">
            <text:p>0.5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8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4152" calcext:value-type="float">
            <text:p>0.4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8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6824" calcext:value-type="float">
            <text:p>0.4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8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3232" calcext:value-type="float">
            <text:p>0.7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8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8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8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8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8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8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8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8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8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8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8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8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8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8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8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8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8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8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8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8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8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8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8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8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8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8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8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8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8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8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8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8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8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4088" calcext:value-type="float">
            <text:p>0.7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8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8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8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8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8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8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8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8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8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8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8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8-02-13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8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8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8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8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8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8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8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8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8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8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8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8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8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8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8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8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8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8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8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8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8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8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8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8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8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8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8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8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8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8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8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8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8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8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8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8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8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8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8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8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8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8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7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7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7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7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7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7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7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7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7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7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7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7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7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7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7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7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7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7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7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7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7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7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7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7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7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7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7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7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7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7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7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7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7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7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7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7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7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7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7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7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7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7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7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7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7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7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7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7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7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7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7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7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7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7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7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7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7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7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7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7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7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7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7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7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7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7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7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7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7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7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7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7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7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7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7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7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7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7-10-12 14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7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7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7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7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7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7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7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7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7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7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7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7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7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7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7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7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7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7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7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7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7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7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7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7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7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7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7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7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7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7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7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7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7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7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7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7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7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7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7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7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7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7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7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7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7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7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7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7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7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7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7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7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7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7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7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7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7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7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7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7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7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7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7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7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7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7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7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7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7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7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7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7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7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7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7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7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7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7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7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7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7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7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7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7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7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7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7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7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7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7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7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7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7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7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7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7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7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7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7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7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7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7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7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7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7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7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7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7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7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7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7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7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7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7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7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7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7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7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7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7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7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7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7-06-07 15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7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7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7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7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7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7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7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7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7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7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7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7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7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7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7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7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7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7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7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7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7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7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7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7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7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7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7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7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7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7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7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7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7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7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7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7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7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7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7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7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7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7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7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7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7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7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7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7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7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7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7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7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7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7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7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7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7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7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7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7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7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7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7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7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7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7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7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7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7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7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7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7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7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7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7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7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7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7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7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7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7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7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7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7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7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7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7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7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7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7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7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7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7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7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7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7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7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7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7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7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7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7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7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7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7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7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7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7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7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7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7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7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7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7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7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7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7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7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7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7-02-03 18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7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7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7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7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7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7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7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7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7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7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7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7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7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7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7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7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7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7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7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7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7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7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7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7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7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7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7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7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7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7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7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7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6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6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6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6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6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6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6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6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6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6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6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6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6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6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6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6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6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6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6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6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6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6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6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6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6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6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6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6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6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6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6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6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6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6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6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6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6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6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6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6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6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6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6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6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6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6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6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6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6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6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6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6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6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6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6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6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6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6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6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6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6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6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6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6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6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6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6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6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6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6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6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6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6-10-17 14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6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6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6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6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6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6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6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6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6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6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6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6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6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6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6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6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6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6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6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6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6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6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6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6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6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6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6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6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6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6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6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6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6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6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6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6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6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6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6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6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6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6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6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6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6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6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6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6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6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6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6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6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6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6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6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6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6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6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6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6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6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6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6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6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6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6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6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6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6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6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6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6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6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6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6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6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6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6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6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6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6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6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6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6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6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6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6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6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6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6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6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6-07-14 14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6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6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6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6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6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6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6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6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6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6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6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6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6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6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6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6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6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6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6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6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6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6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6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6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6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6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6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6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6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6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6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6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6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6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6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6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6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6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6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6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6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6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6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6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6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6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6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6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6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6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6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5048" calcext:value-type="float">
            <text:p>0.7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6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6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5048" calcext:value-type="float">
            <text:p>0.7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6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4568" calcext:value-type="float">
            <text:p>0.7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6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4088" calcext:value-type="float">
            <text:p>0.7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6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6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6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0936" calcext:value-type="float">
            <text:p>0.6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6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6448" calcext:value-type="float">
            <text:p>0.5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6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1104" calcext:value-type="float">
            <text:p>0.4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6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9872" calcext:value-type="float">
            <text:p>0.4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6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6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6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6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6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6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6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6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6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6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4464" calcext:value-type="float">
            <text:p>0.6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6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6552" calcext:value-type="float">
            <text:p>0.6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2648" calcext:value-type="float">
            <text:p>0.6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6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3504" calcext:value-type="float">
            <text:p>0.6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6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388" calcext:value-type="float">
            <text:p>0.5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6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6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6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6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6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6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6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6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6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6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6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6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6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6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6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6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6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6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6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6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406087105401</text:p>
          </table:table-cell>
          <table:table-cell office:value-type="string" calcext:value-type="string">
            <text:p>Spencer 10</text:p>
          </table:table-cell>
          <table:table-cell office:value-type="string" calcext:value-type="string">
            <text:p>2016-04-07 23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712" calcext:value-type="float">
            <text:p>0.7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532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9518" meta:object-count="0"/>
    <meta:user-defined meta:name="AppVersion">3.0</meta:user-defined>
  </office:meta>
</office:document-meta>
</file>